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MOR (Mobile Robots), 12L edition, exercise 1</text:p>
      <text:p text:style-name="P3"/>
      <text:p text:style-name="P3">1. Launch ROS-based simulation of Elektron robot using Stage simulator:</text:p>
      <text:p text:style-name="P1"><text:tab/>roslaunch emor_configs emor_cave_simple.launch</text:p>
      <text:p text:style-name="P3">View ROS computation graph:</text:p>
      <text:p text:style-name="P3"><text:tab/><text:span text:style-name="T1">rxgraph</text:span></text:p>
      <text:p text:style-name="P3">Run example program implementing exploration behavior of Elektron robot based on data from laser scanner:</text:p>
      <text:p text:style-name="P3"><text:tab/><text:span text:style-name="T1">rosrun emor_wall emor_wall</text:span></text:p>
      <text:p text:style-name="P3">Discuss growth of the computation graph:</text:p>
      <text:p text:style-name="P3"><text:tab/><text:span text:style-name="T1">rxgraph</text:span></text:p>
      <text:p text:style-name="P3"><text:span text:style-name="T1"/></text:p>
      <text:p text:style-name="P3">Modify controller program to move the robot along 'S' shaped path (fig. 1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cek </meta:initial-creator>
    <meta:creation-date>2012-04-07T21:14:47</meta:creation-date>
    <dc:date>2012-04-07T22:39:23</dc:date>
    <dc:creator>Wacek </dc:creator>
    <meta:editing-duration>PT54M16S</meta:editing-duration>
    <meta:editing-cycles>3</meta:editing-cycles>
    <meta:generator>LibreOffice/3.4$Linux LibreOffice_project/340m1$Build-402</meta:generator>
    <meta:document-statistic meta:table-count="0" meta:image-count="0" meta:object-count="0" meta:page-count="1" meta:paragraph-count="10" meta:word-count="63" meta:character-count="453" meta:non-whitespace-character-count="396"/>
  </office:meta>
</office:document-meta>
</file>